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officeooo:rsid="000aa012" officeooo:paragraph-rsid="000aa012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fo:font-style="normal" fo:font-weight="bold" officeooo:rsid="000aa012" officeooo:paragraph-rsid="000aa012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4pt" fo:font-style="normal" fo:font-weight="bold" officeooo:rsid="000cc3a7" officeooo:paragraph-rsid="000cc3a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0dc8fa" officeooo:paragraph-rsid="000dc8fa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bold" officeooo:rsid="000f43bc" officeooo:paragraph-rsid="000f43bc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fo:font-weight="bold" officeooo:rsid="001038ce" officeooo:paragraph-rsid="001038ce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0f43bc" officeooo:paragraph-rsid="000f43bc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normal" officeooo:rsid="001060c3" officeooo:paragraph-rsid="001060c3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4pt" fo:font-style="normal" fo:font-weight="normal" officeooo:rsid="000cc3a7" officeooo:paragraph-rsid="000cc3a7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normal" officeooo:rsid="000aa012" officeooo:paragraph-rsid="000aa01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4pt" fo:font-style="normal" fo:font-weight="bold" officeooo:rsid="000aa012" officeooo:paragraph-rsid="000aa012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Liberation Serif" fo:font-size="14pt" fo:font-style="normal" fo:font-weight="normal" officeooo:rsid="000aa012" officeooo:paragraph-rsid="000aa01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0f43bc" officeooo:paragraph-rsid="000f43bc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Liberation Serif" fo:font-size="14pt" fo:font-style="normal" fo:font-weight="normal" officeooo:rsid="000b747a" officeooo:paragraph-rsid="000b747a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font-style="normal" fo:font-weight="normal" officeooo:rsid="001060c3" officeooo:paragraph-rsid="001060c3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4fe2" style:font-weight-asian="normal" style:font-weight-complex="normal"/>
    </style:style>
    <style:style style:name="T3" style:family="text">
      <style:text-properties style:font-name="Liberation Serif1" fo:font-weight="normal" style:font-weight-asian="normal" style:font-weight-complex="normal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style:font-name="Liberation Serif" fo:font-weight="normal" officeooo:rsid="000b747a" style:font-weight-asian="normal" style:font-weight-complex="normal"/>
    </style:style>
    <style:style style:name="T7" style:family="text">
      <style:text-properties style:font-name="Liberation Serif" fo:font-weight="normal" officeooo:rsid="000f43bc" style:font-weight-asian="normal" style:font-weight-complex="normal"/>
    </style:style>
    <style:style style:name="T8" style:family="text">
      <style:text-properties style:font-name="Liberation Serif" fo:font-weight="normal" officeooo:rsid="001023dd" style:font-weight-asian="normal" style:font-weight-complex="normal"/>
    </style:style>
    <style:style style:name="T9" style:family="text">
      <style:text-properties style:font-name="Liberation Serif" fo:font-size="18pt" fo:font-weight="normal" style:font-size-asian="15.75pt" style:font-weight-asian="normal" style:font-size-complex="18pt" style:font-weight-complex="normal"/>
    </style:style>
    <style:style style:name="T10" style:family="text">
      <style:text-properties style:font-name="Liberation Serif" fo:font-size="18pt" style:font-size-asian="15.75pt" style:font-size-complex="18pt"/>
    </style:style>
    <style:style style:name="T11" style:family="text">
      <style:text-properties style:font-name="Liberation Serif" fo:font-size="18pt" style:font-size-asian="18pt" style:font-size-complex="18pt"/>
    </style:style>
    <style:style style:name="T12" style:family="text">
      <style:text-properties style:font-name="Liberation Serif" officeooo:rsid="001023dd"/>
    </style:style>
    <style:style style:name="T13" style:family="text">
      <style:text-properties fo:color="#ff3333" style:font-name="Liberation Serif" fo:font-weight="normal" style:font-weight-asian="normal" style:font-weight-complex="normal"/>
    </style:style>
    <style:style style:name="T14" style:family="text">
      <style:text-properties officeooo:rsid="00124f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MOTICZ – PASSERELLE « MY SENSORS »</text:p>
      <text:p text:style-name="P6"/>
      <text:p text:style-name="P1">Ceci n'est pas un tutoriel mais simplement un recueil de conseils et de renseignements que j'ai notés au cours de réunions du mardi soir au Fablab #4 et qui m'ont permis de mener à bien l'assemblage des composants électroniques sur le circuit imprimé.</text:p>
      <text:p text:style-name="P1"/>
      <text:p text:style-name="P3">RAPPEL <text:span text:style-name="T1">:</text:span></text:p>
      <text:p text:style-name="P3"/>
      <text:p text:style-name="P3"><text:span text:style-name="T1">La passerelle reçoit sur sa barrette connecteurs femelles un </text:span>Arduino Nano<text:span text:style-name="T1"> et est reliée par une nappe à 8 conducteurs à un </text:span><text:span text:style-name="T14">module transmetteur</text:span> NRF24<text:span text:style-name="T1">.</text:span></text:p>
      <text:p text:style-name="P3"/>
      <text:p text:style-name="P9">L'A rduino Nano est relié au Raspberry Pi de votre plateforme Domoticz par un câble USB ( transmission d'infos et alimentation 5v ) et alimentera la passerelle en 5v.</text:p>
      <text:p text:style-name="P3"/>
      <text:p text:style-name="P3"><text:span text:style-name="T2">Le module transmetteur </text:span><text:span text:style-name="T1"><text:s/>NRF24 assure la liaison radio avec les sondes. </text:span></text:p>
      <text:p text:style-name="P3"/>
      <text:p text:style-name="P9"/>
      <text:p text:style-name="P2">LISTE des COMPOSANTS de la PASSERELLE :</text:p>
      <text:p text:style-name="P2"/>
      <text:p text:style-name="P10">- 3 Leds,</text:p>
      <text:p text:style-name="P2"/>
      <text:p text:style-name="P2"><text:span text:style-name="T1">- 3 résistances de 270 </text:span><text:span text:style-name="T3">Ω,</text:span></text:p>
      <text:p text:style-name="P2"/>
      <text:p text:style-name="P12">- 2 condensateurs électrolytiques ( 10µF – 16v – cylindriques noirs ),</text:p>
      <text:p text:style-name="P2"/>
      <text:p text:style-name="P12">- 2 condensateurs céramiques monolithiques ( 100nF – 50v – couleur jaune foncé ),</text:p>
      <text:p text:style-name="P2"/>
      <text:p text:style-name="P12">- 1 régulateur 3.3v HT7533-1,</text:p>
      <text:p text:style-name="P2"/>
      <text:p text:style-name="P12">- 1 module transmetteur NRF24,</text:p>
      <text:p text:style-name="P2"/>
      <text:p text:style-name="P12">- 1 bouton poussoir,</text:p>
      <text:p text:style-name="P2"/>
      <text:p text:style-name="P12">- 1 circuit imprimé,</text:p>
      <text:p text:style-name="P2"/>
      <text:p text:style-name="P2"><text:span text:style-name="T5">- 1 barrette connecteurs femelle ( </text:span><text:span text:style-name="T13">déjà montée sur le circuit imprimé</text:span><text:span text:style-name="T5"> ),</text:span></text:p>
      <text:p text:style-name="P2"/>
      <text:p text:style-name="P2"><text:span text:style-name="T5">- 1 nappe 8 conducteurs ( </text:span><text:span text:style-name="T13">dont l'un porte un liseré rouge</text:span><text:span text:style-name="T5"> ),</text:span></text:p>
      <text:p text:style-name="P2"/>
      <text:p text:style-name="P2"><text:span text:style-name="T5">- </text:span><text:span text:style-name="T6">2 jumpers.</text:span></text:p>
      <text:p text:style-name="P2"/>
      <text:p text:style-name="P2"/>
      <text:p text:style-name="P2"/>
      <text:p text:style-name="P6"><text:span text:style-name="T6">P</text:span><text:span text:style-name="T5">age 1</text:span></text:p>
      <text:p text:style-name="P2"><text:soft-page-break/></text:p>
      <text:p text:style-name="P4"><text:span text:style-name="T4">EN RAPPORT avec LA VUE de DESSUS de la PASSERELLE</text:span><text:span text:style-name="T5"> ( page 3 ) :</text:span></text:p>
      <text:p text:style-name="P4"/>
      <text:p text:style-name="P4"><text:span text:style-name="T5">1°- Souder la barrette </text:span><text:span text:style-name="T7">déjà en place,</text:span></text:p>
      <text:p text:style-name="P4"/>
      <text:p text:style-name="P4"><text:span text:style-name="T5">2°- Souder les 8 brins de la nappe </text:span><text:span text:style-name="T7">en respectant les consignes de la page 3,</text:span></text:p>
      <text:p text:style-name="P4"/>
      <text:p text:style-name="P13">Ensuite, dans l'ordre que vous voudrez :</text:p>
      <text:p text:style-name="P5"/>
      <text:p text:style-name="P5"><text:span text:style-name="T5">- Led rouge en </text:span><text:span text:style-name="T4">D1</text:span><text:span text:style-name="T5"> – Led jaune en </text:span><text:span text:style-name="T4">D2</text:span><text:span text:style-name="T5"> – Led verte en </text:span><text:span text:style-name="T4">D3</text:span><text:span text:style-name="T5"> ( </text:span><text:span text:style-name="T13">sont polarisées</text:span><text:span text:style-name="T5">, patte <text:tab/><text:tab/><text:tab/><text:tab/><text:tab/><text:tab/>longue au </text:span><text:span text:style-name="T4">+</text:span><text:span text:style-name="T5"> , <text:s/>patte courte, méplat sur la led au </text:span><text:span text:style-name="T10">-</text:span><text:span text:style-name="T9"> </text:span><text:span text:style-name="T5">),</text:span></text:p>
      <text:p text:style-name="P5"/>
      <text:p text:style-name="P7"><text:span text:style-name="T5">- Les 3 résistances sont à souder en </text:span><text:span text:style-name="T4">R1</text:span><text:span text:style-name="T5">, </text:span><text:span text:style-name="T4">R2</text:span><text:span text:style-name="T5"> et </text:span><text:span text:style-name="T4">R3</text:span><text:span text:style-name="T5">,</text:span></text:p>
      <text:p text:style-name="P7"/>
      <text:p text:style-name="P7"><text:span text:style-name="T5">- Les 2 condensateurs électrolytiques sont à souder en </text:span><text:span text:style-name="T4">C1</text:span><text:span text:style-name="T5"> et </text:span><text:span text:style-name="T4">C2</text:span><text:span text:style-name="T5"> ( </text:span><text:span text:style-name="T13">sont polarisés</text:span><text:span text:style-name="T5">, le corps du cond</text:span><text:span text:style-name="T8">o</text:span><text:span text:style-name="T5"> est noir avec une bande grisée, la patte de ce côté est le </text:span><text:span text:style-name="T11">- </text:span><text:span text:style-name="T8">),</text:span></text:p>
      <text:p text:style-name="P7"/>
      <text:p text:style-name="P7"><text:span text:style-name="T8">- Les 2 condensateurs céramiques sont à souder en </text:span><text:span text:style-name="T12">C3</text:span><text:span text:style-name="T8"> et </text:span><text:span text:style-name="T12">C4</text:span><text:span text:style-name="T8">,</text:span></text:p>
      <text:p text:style-name="P7"/>
      <text:p text:style-name="P7"><text:span text:style-name="T8">- Le régulateur 3.3v HT7533 est à souder </text:span><text:span text:style-name="T12">suivant les conseils de la page 4</text:span><text:span text:style-name="T8">,</text:span></text:p>
      <text:p text:style-name="P7"/>
      <text:p text:style-name="P7"><text:span text:style-name="T8">- Le bouton poussoir en </text:span><text:span text:style-name="T12">SW1</text:span></text:p>
      <text:p text:style-name="P7"/>
      <text:p text:style-name="P7"><text:span text:style-name="T8">- Le jumper D13 ( Arduino Uno ) en </text:span><text:span text:style-name="T12">J12</text:span><text:span text:style-name="T8">,</text:span></text:p>
      <text:p text:style-name="P7"/>
      <text:p text:style-name="P7"><text:span text:style-name="T8">- Le jumper 5v ( Arduino Uno ) en </text:span><text:span text:style-name="T12">J10.</text:span></text:p>
      <text:p text:style-name="P7"/>
      <text:p text:style-name="P7"/>
      <text:p text:style-name="P7"/>
      <text:p text:style-name="P7"/>
      <text:p text:style-name="P7"/>
      <text:p text:style-name="P8"><text:span text:style-name="T12">=-</text:span><text:span text:style-name="T4">=-=-=-=-=-=-=-=-=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Page 2</text:p>
      <text:p text:style-name="P5"><text:soft-page-break/></text:p>
      <text:p text:style-name="P13"/>
      <text:p text:style-name="P2"/>
      <text:p text:style-name="P2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apy56 </meta:initial-creator>
    <meta:creation-date>2020-11-07T09:54:25.886978791</meta:creation-date>
    <dc:date>2020-11-07T14:47:50.053000000</dc:date>
    <meta:editing-duration>PT3H44M56S</meta:editing-duration>
    <meta:editing-cycles>9</meta:editing-cycles>
    <meta:generator>LibreOffice/6.4.6.2$Windows_X86_64 LibreOffice_project/0ce51a4fd21bff07a5c061082cc82c5ed232f115</meta:generator>
    <meta:print-date>2020-11-07T14:47:42.400000000</meta:print-date>
    <meta:document-statistic meta:table-count="0" meta:image-count="0" meta:object-count="0" meta:page-count="3" meta:paragraph-count="33" meta:word-count="380" meta:character-count="1984" meta:non-whitespace-character-count="1621"/>
  </office:meta>
</office:document-meta>
</file>